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ublic Sans Web" svg:font-family="'Public Sans Web', sans-serif"/>
    <style:font-face style:name="inter" svg:font-family="inter, sans-serif"/>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Standard">
      <style:text-properties fo:font-style="italic" officeooo:rsid="001475de" officeooo:paragraph-rsid="001475de" style:font-style-asian="italic" style:font-style-complex="italic"/>
    </style:style>
    <style:style style:name="P12" style:family="paragraph" style:parent-style-name="Standard">
      <style:text-properties officeooo:paragraph-rsid="001475de"/>
    </style:style>
    <style:style style:name="P13" style:family="paragraph" style:parent-style-name="Standard">
      <style:text-properties officeooo:rsid="0016c6c6" officeooo:paragraph-rsid="0016c6c6"/>
    </style:style>
    <style:style style:name="P14" style:family="paragraph" style:parent-style-name="Heading_20_2">
      <style:text-properties fo:font-variant="normal" fo:text-transform="none" fo:color="#1b1b1b" loext:opacity="100%" style:font-name="inter" fo:letter-spacing="normal" fo:font-style="normal" fo:font-weight="normal" officeooo:rsid="0016c6c6" officeooo:paragraph-rsid="0016c6c6"/>
    </style:style>
    <style:style style:name="P15" style:family="paragraph" style:parent-style-name="Text_20_body">
      <style:text-properties fo:font-variant="normal" fo:text-transform="none" fo:color="#1b1b1b" loext:opacity="100%" style:font-name="Public Sans Web" fo:font-size="12pt" fo:letter-spacing="normal" fo:font-style="normal" fo:font-weight="normal" officeooo:rsid="0016c6c6" officeooo:paragraph-rsid="0016c6c6"/>
    </style:style>
    <style:style style:name="P16" style:family="paragraph" style:parent-style-name="Text_20_body">
      <style:paragraph-properties fo:margin-left="0cm" fo:margin-right="0cm" fo:orphans="2" fo:widows="2" fo:text-indent="0cm" style:auto-text-indent="false" fo:padding="0cm" fo:border="none"/>
      <style:text-properties fo:font-variant="normal" fo:text-transform="none" fo:color="#1b1b1b" loext:opacity="100%" style:font-name="Public Sans Web" fo:font-size="12pt" fo:letter-spacing="normal" fo:font-style="normal" fo:font-weight="normal" officeooo:rsid="0016c6c6"/>
    </style:style>
    <style:style style:name="T1" style:family="text">
      <style:text-properties fo:font-style="italic" officeooo:rsid="001475de" style:font-style-asian="italic" style:font-style-complex="italic"/>
    </style:style>
    <style:style style:name="T2" style:family="text">
      <style:text-properties fo:font-variant="normal" fo:text-transform="none" fo:color="#999999" loext:opacity="100%" fo:font-family="'DDG ProximaNova', 'DDG ProximaNova UI', 'DDG ProximaNova UI', 'DDG ProximaNova UI', 'DDG ProximaNova UI', 'DDG ProximaNova UI', 'DDG ProximaNova UI', 'DDG ProximaNova UI', 'Proxima Nova', apple-system, BlinkMacSystemFont, 'Segoe UI', Roboto, Oxygen-Sans, Ubuntu, Cantarell, 'Helvetica Neue', Arial, 'Noto Sans', sans-serif, 'DDG ProximaNova', 'DDG ProximaNova UI', 'DDG ProximaNova UI', 'DDG ProximaNova UI', 'DDG ProximaNova UI', 'DDG ProximaNova UI', 'DDG ProximaNova UI', 'DDG ProximaNova UI', 'Proxima Nova', apple-system, BlinkMacSystemFont, 'Segoe UI', Roboto, Oxygen-Sans, Ubuntu, Cantarell, 'Helvetica Neue', Arial, 'Noto Sans', sans-serif" fo:font-size="13.5pt" fo:letter-spacing="normal" fo:font-style="normal"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cco uno schema di presentazione con 10 diapositive sui temi che mi hai indicato. Ogni diapositiva è pensata per essere concisa ma informativa, con un focus sugli aspetti più importanti.</text:p>
      <text:p text:style-name="Horizontal_20_Line"/>
      <text:h text:style-name="Heading_20_3" text:outline-level="3"><text:span text:style-name="Strong_20_Emphasis">1. Titolo della Presentazione</text:span></text:h>
      <text:list text:style-name="L1">
        <text:list-item>
          <text:p text:style-name="P1"><text:span text:style-name="Strong_20_Emphasis">Titolo:</text:span> "Esplorazione dell'Universo: Dalla Nascita alla Navigazione"</text:p>
        </text:list-item>
        <text:list-item>
          <text:p text:style-name="P1"><text:span text:style-name="Strong_20_Emphasis">Sottotitolo:</text:span> Una panoramica sull'origine dell'universo, le stelle, e l'orientamento tramite il cielo</text:p>
        </text:list-item>
        <text:list-item>
          <text:p text:style-name="P1"><text:span text:style-name="Strong_20_Emphasis">Autore:</text:span> [Nome del presentatore]</text:p>
        </text:list-item>
        <text:list-item>
          <text:p text:style-name="P1"><text:span text:style-name="Strong_20_Emphasis">Data:</text:span> [Data della presentazione]</text:p>
        </text:list-item>
      </text:list>
      <text:p text:style-name="Horizontal_20_Line"/>
      <text:h text:style-name="Heading_20_3" text:outline-level="3"><text:span text:style-name="Strong_20_Emphasis">2. Come è nato l'universo?</text:span></text:h>
      <text:list text:style-name="L2">
        <text:list-item>
          <text:p text:style-name="P2">Introduzione al Big Bang.</text:p>
        </text:list-item>
        <text:list-item>
          <text:p text:style-name="P2">La teoria del Big Bang: l'universo nasce circa 13.8 miliardi di anni fa da un'esplosione primordiale.</text:p>
        </text:list-item>
        <text:list-item>
          <text:p text:style-name="P2">Espansione dell'universo e creazione delle prime particelle e atomi.</text:p>
        </text:list-item>
        <text:list-item>
          <text:p text:style-name="P2">Immagine: grafico dell'espansione dell'universo.</text:p>
        </text:list-item>
      </text:list>
      <text:p text:style-name="Horizontal_20_Line"/>
      <text:h text:style-name="Heading_20_3" text:outline-level="3"><text:span text:style-name="Strong_20_Emphasis">3. La Teoria del Big Bang</text:span></text:h>
      <text:list text:style-name="L3">
        <text:list-item>
          <text:p text:style-name="P3">Dettagli principali della teoria.</text:p>
        </text:list-item>
        <text:list-item>
          <text:p text:style-name="P3">Espansione e raffreddamento dell'universo.</text:p>
        </text:list-item>
        <text:list-item>
          <text:p text:style-name="P3">Forze fondamentali che si separano: gravitazionale, elettromagnetica, ecc.</text:p>
        </text:list-item>
        <text:list-item>
          <text:p text:style-name="P3">Immagine: rappresentazione artistica del Big Bang.</text:p>
        </text:list-item>
      </text:list>
      <text:p text:style-name="Horizontal_20_Line"/>
      <text:h text:style-name="Heading_20_3" text:outline-level="3"><text:span text:style-name="Strong_20_Emphasis">4. Cos'è una Galassia?</text:span></text:h>
      <text:list text:style-name="L4">
        <text:list-item>
          <text:p text:style-name="P4">Definizione di galassia: una vasta raccolta di stelle, gas, polvere e materia oscura.</text:p>
        </text:list-item>
        <text:list-item>
          <text:p text:style-name="P4">La nostra galassia: la Via Lattea.</text:p>
        </text:list-item>
        <text:list-item>
          <text:p text:style-name="P4">Altre galassie conosciute e la loro classificazione (spirali, ellittiche, irregolari).</text:p>
        </text:list-item>
        <text:list-item>
          <text:p text:style-name="P4">Immagine: foto della Via Lattea e di altre galassie.</text:p>
        </text:list-item>
      </text:list>
      <text:p text:style-name="Horizontal_20_Line"/>
      <text:h text:style-name="Heading_20_3" text:outline-level="3"><text:span text:style-name="Strong_20_Emphasis">5. La Nascita delle Stelle e dei Pianeti</text:span></text:h>
      <text:list text:style-name="L5">
        <text:list-item>
          <text:p text:style-name="P5">Processi di formazione stellare: nebulose e contrazione gravitazionale.</text:p>
        </text:list-item>
        <text:list-item>
          <text:p text:style-name="P5">Formazione dei pianeti dai dischi protoplanetari.</text:p>
        </text:list-item>
        <text:list-item>
          <text:p text:style-name="P5"><text:soft-page-break/>Ciclo vitale di una stella: nascita, evoluzione e morte.</text:p>
        </text:list-item>
        <text:list-item>
          <text:p text:style-name="P5">Immagine: diagramma del ciclo di vita di una stella.</text:p>
        </text:list-item>
      </text:list>
      <text:p text:style-name="Horizontal_20_Line"/>
      <text:h text:style-name="Heading_20_3" text:outline-level="3"><text:span text:style-name="Strong_20_Emphasis">6. Tipi di Stelle e la Loro Luminosità</text:span></text:h>
      <text:list text:style-name="L6">
        <text:list-item>
          <text:p text:style-name="P6">Classificazione delle stelle (sequenza principale, giganti, nane bianche, supernove).</text:p>
        </text:list-item>
        <text:list-item>
          <text:p text:style-name="P6">Relazione tra dimensioni, temperatura e luminosità (diagramma HR).</text:p>
        </text:list-item>
        <text:list-item>
          <text:p text:style-name="P6">Esempi di stelle: Sole, Betelgeuse, Sirio.</text:p>
        </text:list-item>
        <text:list-item>
          <text:p text:style-name="P6">Immagine: diagramma HR e esempi di stelle.</text:p>
        </text:list-item>
      </text:list>
      <text:p text:style-name="Horizontal_20_Line"/>
      <text:h text:style-name="Heading_20_3" text:outline-level="3"><text:span text:style-name="Strong_20_Emphasis">7. Cosa Succede all'Interno di una Stella?</text:span></text:h>
      <text:list text:style-name="L7">
        <text:list-item>
          <text:p text:style-name="P7">Processo di fusione nucleare: idrogeno che si trasforma in elio.</text:p>
        </text:list-item>
        <text:list-item>
          <text:p text:style-name="P7">Come la fusione genera energia e luce.</text:p>
        </text:list-item>
        <text:list-item>
          <text:p text:style-name="P7">La stabilità di una stella: equilibrio tra gravità e pressione radiante.</text:p>
        </text:list-item>
        <text:list-item>
          <text:p text:style-name="P7">Immagine: schematizzazione del nucleo stellare e del processo di fusione.</text:p>
        </text:list-item>
      </text:list>
      <text:p text:style-name="Horizontal_20_Line"/>
      <text:h text:style-name="Heading_20_3" text:outline-level="3"><text:span text:style-name="Strong_20_Emphasis">8. Le Unità di Misura Astronomiche</text:span></text:h>
      <text:list text:style-name="L8">
        <text:list-item>
          <text:p text:style-name="P8">Le unità più comuni: Anno Luce, Parsec, Unità Astronomica (UA).</text:p>
        </text:list-item>
        <text:list-item>
          <text:p text:style-name="P8">Come si misurano le distanze nell'universo.</text:p>
        </text:list-item>
        <text:list-item>
          <text:p text:style-name="P8">La velocità della luce e le distanze cosmiche.</text:p>
        </text:list-item>
        <text:list-item>
          <text:p text:style-name="P8">Immagine: comparazione tra le unità di misura.</text:p>
        </text:list-item>
      </text:list>
      <text:p text:style-name="Horizontal_20_Line"/>
      <text:h text:style-name="Heading_20_3" text:outline-level="3"><text:span text:style-name="Strong_20_Emphasis">9. Le Stelle come Strumenti di Orientamento</text:span></text:h>
      <text:list text:style-name="L9">
        <text:list-item>
          <text:p text:style-name="P9">Utilizzo storico delle stelle per la navigazione.</text:p>
        </text:list-item>
        <text:list-item>
          <text:p text:style-name="P9">La Polare e l’uso per determinare la latitudine.</text:p>
        </text:list-item>
        <text:list-item>
          <text:p text:style-name="P9">Le costellazioni principali e il loro impiego nella navigazione (Orione, Carena, ecc.).</text:p>
        </text:list-item>
        <text:list-item>
          <text:p text:style-name="P9">Immagine: mappa stellare con le costellazioni.</text:p>
        </text:list-item>
      </text:list>
      <text:p text:style-name="Horizontal_20_Line"/>
      <text:h text:style-name="Heading_20_3" text:outline-level="3"><text:span text:style-name="Strong_20_Emphasis">10. Conclusioni e Riflessioni Finali</text:span></text:h>
      <text:list text:style-name="L10">
        <text:list-item>
          <text:p text:style-name="P10">Riepilogo dei punti chiave: la nascita dell'universo, la vita delle stelle, e il loro ruolo nell'orientamento.</text:p>
        </text:list-item>
        <text:list-item>
          <text:p text:style-name="P10">L'importanza della conoscenza astronomica per la scienza e la vita quotidiana.</text:p>
        </text:list-item>
        <text:list-item>
          <text:p text:style-name="P10"><text:soft-page-break/>Domande e discussione finale.</text:p>
        </text:list-item>
      </text:list>
      <text:p text:style-name="Horizontal_20_Line"/>
      <text:p text:style-name="Text_20_body">Questo schema ti fornirà una struttura chiara e coerente per la tua presentazione. Ogni diapositiva può essere arricchita con immagini e grafici per rendere il contenuto visivamente interessante. Se hai bisogno di aiuto per dettagli specifici o la creazione di materiali visivi, fammi sapere!</text:p>
      <text:p text:style-name="Standard"/>
      <text:p text:style-name="Standard"/>
      <text:p text:style-name="Standard"/>
      <text:p text:style-name="P11"/>
      <text:p text:style-name="P11"/>
      <text:p text:style-name="P11"><text:tab/>Una galassia è un sistema di stelle, resti stellari, gas interstellare, polvere e materia oscura legati insieme dalla gravità. La parola deriva dal greco galaxias, letteralmente 'lattiginoso', un riferimento alla galassia della Via Lattea che contiene il Sistema Solare. Le galassie, con una media stimata di 100 milioni di stelle, variano in dimensioni da nane con meno di mille stelle, alle più grandi galassie conosciute: supergiganti con cento trilioni di stelle, ognuna in orbita attorno al centro di massa della sua galassia.</text:p>
      <text:p text:style-name="P11"/>
      <text:p text:style-name="P12"><text:span text:style-name="T1"><text:tab/></text:span><text:span text:style-name="T2">La Via Lattea o Via Lattea è la galassia che comprende il Sistema Solare, con il nome che descrive l'aspetto della galassia dalla Terra: una banda nebbiosa di luce vista nel cielo notturno formata da stelle in altri bracci della galassia, che sono così lontane da non poter essere distinte individualmente ad occhio nudo.</text:span> </text:p>
      <text:p text:style-name="P12"/>
      <text:p text:style-name="P12"/>
      <text:p text:style-name="P13">Galassie classificazione </text:p>
      <text:p text:style-name="P13"/>
      <text:h text:style-name="P14" text:outline-level="2"><text:bookmark text:name="spiral-galaxies"/>Spiral Galaxies</text:h>
      <text:p text:style-name="P15">Our Milky Way is one example of a broad class of galaxies defined by the presence of spiral arms. These galaxies resemble giant rotating pinwheels with a pancake-like disk of stars and a central bulge or tight concentration of stars.</text:p>
      <text:p text:style-name="P16">The spiral arms can be wound tightly or loosely, and some cannot be seen from Earth because we view the galaxy from the side, edge on.</text:p>
      <text:p text:style-name="P16">Spiral galaxies are surrounded by halos, mixtures of old stars, star clusters, and dark matter – invisible material that does not emit or reflect light but still has a gravitational pull on other matter. The youngest stars form in gas-rich arms, while older stars can be found throughout the disk and within the bulge and halo.</text:p>
      <text:p text:style-name="P16">Both the Milky Way and the Andromeda galaxies belong to a subtype known as barred spirals, which make up two-thirds of the group. Barred spirals sport ribbons of stars, gas, and dust that cut across their centers. Scientists think the presence of a bar indicates that a galaxy has reached full maturity.</text:p>
      <text:h text:style-name="P14" text:outline-level="2"><text:bookmark text:name="elliptical-galaxies"/>Elliptical Galaxies</text:h>
      <text:p text:style-name="P15">Elliptical galaxies have shapes that range from completely round to oval. They are less common than spiral galaxies.</text:p>
      <text:p text:style-name="P16"><text:soft-page-break/>Unlike spirals, elliptical galaxies usually contain little gas and dust and show very little organization or structure. The stars orbit around the core in random directions and are generally older than those in spiral galaxies since little of the gas needed to form new stars remains. Scientists think elliptical galaxies originate from collisions and mergers with spirals.</text:p>
      <text:h text:style-name="P14" text:outline-level="2"><text:bookmark text:name="lenticular-galaxies"/>Lenticular Galaxies</text:h>
      <text:p text:style-name="P15">Lenticular galaxies are a kind of cross between spirals and ellipticals. They have the central bulge and disk common to spiral galaxies but no arms. But like ellipticals, lenticular galaxies have older stellar populations and little ongoing star formation.</text:p>
      <text:p text:style-name="P16">Scientists have a few theories about how lenticular galaxies evolved. One idea suggests these galaxies are older spirals whose arms have faded. Another proposes that lenticulars formed from mergers of spiral galaxies.</text:p>
      <text:p text:style-name="P13"/>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ublic Sans Web" svg:font-family="'Public Sans Web', sans-serif"/>
    <style:font-face style:name="inter" svg:font-family="inter,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0:40:46.193849800</meta:creation-date>
    <dc:date>2025-09-01T11:33:02.463112500</dc:date>
    <meta:editing-duration>PT22M21S</meta:editing-duration>
    <meta:editing-cycles>1</meta:editing-cycles>
    <meta:document-statistic meta:table-count="0" meta:image-count="0" meta:object-count="0" meta:page-count="4" meta:paragraph-count="65" meta:word-count="951" meta:character-count="6028" meta:non-whitespace-character-count="5176"/>
    <meta:generator>LibreOffice/25.2.5.2$Windows_X86_64 LibreOffice_project/03d19516eb2e1dd5d4ccd751a0d6f35f35e08022</meta:generator>
  </office:meta>
</office:document-meta>
</file>